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list-style-name="L1">
      <style:paragraph-properties fo:text-align="start" style:justify-single-word="false"/>
      <style:text-properties fo:font-size="12pt" style:font-size-asian="10.5pt" style:font-size-complex="12pt"/>
    </style:style>
    <style:style style:name="P6" style:family="paragraph" style:parent-style-name="Standard" style:list-style-name="L1">
      <style:paragraph-properties fo:text-align="start" style:justify-single-word="false"/>
      <style:text-properties fo:font-size="12pt" officeooo:paragraph-rsid="0026497b" style:font-size-asian="10.5pt" style:font-size-complex="12pt"/>
    </style:style>
    <style:style style:name="P7" style:family="paragraph" style:parent-style-name="Standard" style:list-style-name="L2">
      <style:paragraph-properties fo:text-align="start" style:justify-single-word="false"/>
      <style:text-properties fo:font-size="12pt" style:font-size-asian="10.5pt" style:font-size-complex="12pt"/>
    </style:style>
    <style:style style:name="P8" style:family="paragraph" style:parent-style-name="Standard" style:list-style-name="L2">
      <style:paragraph-properties fo:text-align="start" style:justify-single-word="false"/>
      <style:text-properties fo:font-size="12pt" officeooo:rsid="001c83d6" officeooo:paragraph-rsid="001c83d6" style:font-size-asian="10.5pt" style:font-size-complex="12pt"/>
    </style:style>
    <style:style style:name="P9" style:family="paragraph" style:parent-style-name="Standard">
      <style:paragraph-properties fo:text-align="start" style:justify-single-word="false"/>
      <style:text-properties fo:font-size="12pt" officeooo:rsid="001c83d6" officeooo:paragraph-rsid="001c83d6" style:font-size-asian="10.5pt" style:font-size-complex="12pt"/>
    </style:style>
    <style:style style:name="P10" style:family="paragraph" style:parent-style-name="Standard">
      <style:paragraph-properties fo:text-align="start" style:justify-single-word="false"/>
      <style:text-properties fo:font-size="12pt" officeooo:rsid="002531c8" officeooo:paragraph-rsid="002531c8" style:font-size-asian="10.5pt" style:font-size-complex="12pt"/>
    </style:style>
    <style:style style:name="P11" style:family="paragraph" style:parent-style-name="Standard" style:list-style-name="L4">
      <style:paragraph-properties fo:text-align="start" style:justify-single-word="false"/>
      <style:text-properties fo:font-size="12pt" officeooo:rsid="00277bbc" officeooo:paragraph-rsid="00277bbc" style:font-size-asian="10.5pt" style:font-size-complex="12pt"/>
    </style:style>
    <style:style style:name="T1" style:family="text">
      <style:text-properties officeooo:rsid="001e38c9"/>
    </style:style>
    <style:style style:name="T2" style:family="text">
      <style:text-properties fo:font-size="12pt" officeooo:rsid="00277bbc"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Jones</text:p>
      <text:p text:style-name="P1">Kaitlyn Cason</text:p>
      <text:p text:style-name="P1"/>
      <text:p text:style-name="P2">Lab 4 Part 1 Questions</text:p>
      <text:p text:style-name="P2"/>
      <text:p text:style-name="P3">1.1</text:p>
      <text:list xml:id="list7695662033424682583" text:style-name="L1">
        <text:list-item>
          <text:p text:style-name="P5">It takes approximately 1000 iterations and 10 threads in order to consistently result in a failed non-zero sum. This is because there are enough threads and iterations to cause a race condition to occur in the middle of the add function. If there is a context switch in between the two statements in the function, then the final sum will be wrong.</text:p>
          <text:p text:style-name="P5"/>
        </text:list-item>
        <text:list-item>
          <text:p text:style-name="P6">A significantly smaller number of iterations will seldom fail because there is less chance for the threads to cause a race condition during a context switch in the middle of the add function. A smaller, limited amount of threads and iterations <text:s/>will do its computations quickly enough that there wouldn't be any conflicts between each thread calling add().</text:p>
        </text:list-item>
      </text:list>
      <text:p text:style-name="P3"/>
      <text:p text:style-name="P3"/>
      <text:p text:style-name="P3">1.2</text:p>
      <text:list xml:id="list3913467365554564516" text:style-name="L2">
        <text:list-item>
          <text:p text:style-name="P7">The average cost per operation drops with increasing iterations because when the iteration number is large, there is almost no time dedicated to solely creating and waiting for threads to finish. The time it takes to create other threads will happen in conjunction with other threads running computations.</text:p>
          <text:p text:style-name="P7"/>
        </text:list-item>
        <text:list-item>
          <text:p text:style-name="P7">We can find the “correct cost” by finding the time per operation limit. If we increase the iterations to a large enough number, the overhead will be reduced to practically zero. (For me, on lnxsrv07, this seems to cap at about 12ns per operation).</text:p>
          <text:p text:style-name="P7"/>
        </text:list-item>
        <text:list-item>
          <text:p text:style-name="P7">The “--yield” runs are so much slower because each thread has to give up control of the CPU (and therefore performing a context switch) every time it attempts to do a simple computation. These context switches are costly.</text:p>
          <text:p text:style-name="P7"/>
        </text:list-item>
        <text:list-item>
          <text:p text:style-name="P8">It would be difficult <text:span text:style-name="T1">to obtain valid timings using –yield, since a context switch will be performed in the middle of every single operation. This will result in the maximum possible amount of overhead, since there will be no threads running in parallel. One possible way to obtain valid timings would be to time the cost of a context switch, and then multiply by the amount of calls to yield in order to find out the total cost of overhead. This can then be subtracted from the elapsed time in order to find the actual time it takes to run the operations. This solution is dependent on being able to accurately time context switches, which may not be possible in this environment.</text:span></text:p>
        </text:list-item>
      </text:list>
      <text:p text:style-name="P9"/>
      <text:p text:style-name="P9"/>
      <text:p text:style-name="P10">1.3</text:p>
      <text:list xml:id="list7551686887769288534" text:style-name="L4">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23:17:52.847943217</meta:creation-date>
    <dc:date>2016-03-08T10:55:13.372851320</dc:date>
    <meta:editing-duration>PT1H34M57S</meta:editing-duration>
    <meta:editing-cycles>39</meta:editing-cycles>
    <meta:generator>LibreOffice/4.2.8.2$Linux_X86_64 LibreOffice_project/420m0$Build-2</meta:generator>
    <meta:document-statistic meta:table-count="0" meta:image-count="0" meta:object-count="0" meta:page-count="1" meta:paragraph-count="13" meta:word-count="392" meta:character-count="2225" meta:non-whitespace-character-count="1852"/>
  </office:meta>
</office:document-meta>
</file>